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Heading_20_4">
      <style:paragraph-properties fo:break-before="page"/>
    </style:style>
    <style:style style:name="P3" style:family="paragraph" style:parent-style-name="Heading_20_5">
      <style:paragraph-properties fo:break-before="page"/>
    </style:style>
    <style:style style:name="T1"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4" text:outline-level="4">Fichier build utilisé :</text:h>
      <text:p text:style-name="P1"># Buildfile pour tests sur disquette de boot pour syst embarques</text:p>
      <text:p text:style-name="P1"># Affiche "Hello world"</text:p>
      <text:p text:style-name="P1"># bios pour le meme cpu que l'host de developemment</text:p>
      <text:p text:style-name="P1"># compress pour image compressée</text:p>
      <text:p text:style-name="P1">[virtual=x86,bios] .bootstrap = {</text:p>
      <text:p text:style-name="P1"><text:tab/>startup-bios -s 64k -A</text:p>
      <text:p text:style-name="P1"><text:tab/>PATH=/proc/boot LD_LIBRARY_PATH=/proc/boot:/usr/lib:/lib procnto</text:p>
      <text:p text:style-name="P1">}</text:p>
      <text:p text:style-name="P1">[+script] .script = {</text:p>
      <text:p text:style-name="P1"># symlink this critical library. Some apps search it there</text:p>
      <text:p text:style-name="P1">#procmgr_symlink is internal equivalent to "ln -s"</text:p>
      <text:p text:style-name="P1"/>
      <text:p text:style-name="P1">procmgr_symlink ../../proc/boot/libc.so /usr/lib/ldqnx.so.2</text:p>
      <text:p text:style-name="P1"/>
      <text:p text:style-name="P1"># start console driver with one virtual consoles</text:p>
      <text:p text:style-name="P1"># accessible at ctrl+alt+1</text:p>
      <text:p text:style-name="P1"/>
      <text:p text:style-name="P1">devc-con -n1 &amp;</text:p>
      <text:p text:style-name="P1"/>
      <text:p text:style-name="P1"># start shell on the consoles</text:p>
      <text:p text:style-name="P1"/>
      <text:p text:style-name="P1">#open stdin,stdout,stderr directed to con2</text:p>
      <text:p text:style-name="P1"/>
      <text:p text:style-name="P1">reopen /dev/con1</text:p>
      <text:p text:style-name="P1">/proc/boot/main.out &amp;</text:p>
      <text:p text:style-name="P1"># start shell as session leader</text:p>
      <text:p text:style-name="P1">[+session] TERM=qansi uesh &amp;</text:p>
      <text:p text:style-name="P1"/>
      <text:p text:style-name="P1">}</text:p>
      <text:p text:style-name="P1"/>
      <text:p text:style-name="P1">#Files to be included</text:p>
      <text:p text:style-name="P1">#these will end up in /proc/boot</text:p>
      <text:p text:style-name="P1">libc.so</text:p>
      <text:p text:style-name="P1"/>
      <text:p text:style-name="P1">#This is an example of explicitely specifying path of</text:p>
      <text:p text:style-name="P1"># destination and source</text:p>
      <text:p text:style-name="P1"/>
      <text:p text:style-name="P1">/etc/termcap=/etc/termcap</text:p>
      <text:p text:style-name="P1"/>
      <text:p text:style-name="P1">#Executable programs to be loaded</text:p>
      <text:p text:style-name="P1">[code=uip data=copy perms=+r,+x]</text:p>
      <text:p text:style-name="P1"/>
      <text:p text:style-name="P1"># elem</text:p>
      <text:p text:style-name="P1">/fs/hd10-dos-1/D1_sysEm/main.out</text:p>
      <text:p text:style-name="P1"/>
      <text:p text:style-name="P1">devc-con</text:p>
      <text:p text:style-name="P1"># uesh is a tiny shell, use "ksh" if you have enough space</text:p>
      <text:p text:style-name="Standard"><text:span text:style-name="T1">uesh</text:span></text:p>
      <text:p text:style-name="Standard"><text:span text:style-name="T1"/></text:p>
      <text:p text:style-name="Standard"><text:span text:style-name="T1"/></text:p>
      <text:h text:style-name="P2" text:outline-level="4">Commentaire sur le fichier bld :</text:h>
      <text:p text:style-name="Standard"/>
      <text:p text:style-name="Text_20_body">Nous allons découper ce fichier en 4 parties : </text:p>
      <text:p text:style-name="Text_20_body">-Description du bootstrap</text:p>
      <text:p text:style-name="Text_20_body">-Script de démarrage</text:p>
      <text:p text:style-name="Text_20_body">-Fichiers à inclure</text:p>
      <text:p text:style-name="Text_20_body">-Fichiers à supprimer après le démarrage (pas utilisé durant ce dossier)</text:p>
      <text:p text:style-name="Text_20_body"/>
      <text:h text:style-name="Heading_20_5" text:outline-level="5">Description du bootstrap :</text:h>
      <text:p text:style-name="P1">[virtual=x86,bios] .bootstrap = {</text:p>
      <text:p text:style-name="P1"><text:tab/>startup-bios -s 64k -A</text:p>
      <text:p text:style-name="P1"><text:tab/>PATH=/proc/boot LD_LIBRARY_PATH=/proc/boot:/usr/lib:/lib procnto</text:p>
      <text:p text:style-name="P1">}</text:p>
      <text:p text:style-name="P1"/>
      <text:p text:style-name="P1">cette partie permet de spécifier l'architecture qui va acceuillir notre image système et de booter l'image système en elle même.</text:p>
      <text:p text:style-name="P1"/>
      <text:h text:style-name="Heading_20_5" text:outline-level="5">Script de démarrage :</text:h>
      <text:p text:style-name="P1">[+script] .script = {</text:p>
      <text:p text:style-name="P1"># symlink this critical library. Some apps search it there</text:p>
      <text:p text:style-name="P1">#procmgr_symlink is internal equivalent to "ln -s"</text:p>
      <text:p text:style-name="P1"/>
      <text:p text:style-name="P1">procmgr_symlink ../../proc/boot/libc.so /usr/lib/ldqnx.so.2</text:p>
      <text:p text:style-name="P1"/>
      <text:p text:style-name="P1"># start console driver with one virtual consoles</text:p>
      <text:p text:style-name="P1"># accessible at ctrl+alt+1</text:p>
      <text:p text:style-name="P1"/>
      <text:p text:style-name="P1">devc-con -n1 &amp;</text:p>
      <text:p text:style-name="P1"/>
      <text:p text:style-name="P1"># start shell on the consoles</text:p>
      <text:p text:style-name="P1"/>
      <text:p text:style-name="P1">#open stdin,stdout,stderr directed to con2</text:p>
      <text:p text:style-name="P1"/>
      <text:p text:style-name="P1">reopen /dev/con1</text:p>
      <text:p text:style-name="P1">/proc/boot/main.out &amp;</text:p>
      <text:p text:style-name="P1"># start shell as session leader</text:p>
      <text:p text:style-name="P1">[+session] TERM=qansi uesh &amp;</text:p>
      <text:p text:style-name="P1"/>
      <text:p text:style-name="P1">}</text:p>
      <text:p text:style-name="P1"/>
      <text:p text:style-name="P1">le script de démarrage va permettre de dicter des actions précise <text:s/>que l'image devra réaliser une fois chargé en mémoire centrale.</text:p>
      <text:p text:style-name="P1"/>
      <text:p text:style-name="P1">procmgr_symlink ../../proc/boot/libc.so /usr/lib/ldqnx.so.2 : cette commande va permettre de créer les lien symbolique ce qui va nous faciliter dans l'utilisation des commande tels que cd, ls ou encore même l'exécution de notre programme. Dans notre cas cela va nous permettre de relancer notre progamme plus rapidement en cas de problème survenus inopinément.</text:p>
      <text:p text:style-name="P1"/>
      <text:p text:style-name="P1">devc-con -n1 &amp; : cette commande va exécuter un terminal dans lequel nous pourrons taper toute nos commande et exécuter nos programme présent sur le système</text:p>
      <text:p text:style-name="P1"/>
      <text:h text:style-name="P3" text:outline-level="5">Fichiers à inclure :</text:h>
      <text:p text:style-name="P1">#Files to be included</text:p>
      <text:p text:style-name="P1">#these will end up in /proc/boot</text:p>
      <text:p text:style-name="P1">libc.so</text:p>
      <text:p text:style-name="P1"/>
      <text:p text:style-name="P1">#This is an example of explicitely specifying path of</text:p>
      <text:p text:style-name="P1"># destination and source</text:p>
      <text:p text:style-name="P1"/>
      <text:p text:style-name="P1">/etc/termcap=/etc/termcap</text:p>
      <text:p text:style-name="P1"/>
      <text:p text:style-name="P1">#Executable programs to be loaded</text:p>
      <text:p text:style-name="P1">[code=uip data=copy perms=+r,+x]</text:p>
      <text:p text:style-name="P1"/>
      <text:p text:style-name="P1"># elem</text:p>
      <text:p text:style-name="P1">/fs/hd10-dos-1/D1_sysEm/main.out</text:p>
      <text:p text:style-name="P1"/>
      <text:p text:style-name="P1">devc-con</text:p>
      <text:p text:style-name="P1"># uesh is a tiny shell, use "ksh" if you have enough space</text:p>
      <text:p text:style-name="P1">uesh</text:p>
      <text:p text:style-name="P1"/>
      <text:p text:style-name="P1">cette partie est juste l'inclusion des librairies nécessaire au bon fonctionnement du systè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01T14:22:23</meta:creation-date>
    <dc:date>2012-10-01T14:58:32</dc:date>
    <meta:editing-duration>PT33M54S</meta:editing-duration>
    <meta:editing-cycles>8</meta:editing-cycles>
    <meta:generator>LibreOffice/3.5$Linux_x86 LibreOffice_project/350m1$Build-2</meta:generator>
    <meta:document-statistic meta:table-count="0" meta:image-count="0" meta:object-count="0" meta:page-count="3" meta:paragraph-count="81" meta:word-count="469" meta:character-count="3143" meta:non-whitespace-character-count="2749"/>
  </office:meta>
</office:document-meta>
</file>